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4000004AEC414561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1.801cm" svg:x="0.864cm" svg:y="4.085cm">
          <draw:image xlink:href="Pictures/1000020100000414000004AEC414561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1T22:09:04.297234000</dc:date>
    <meta:editing-duration>PT1M35S</meta:editing-duration>
    <meta:editing-cycles>1</meta:editing-cycles>
    <meta:document-statistic meta:object-count="1"/>
    <meta:generator>LibreOffice/4.3.7.2$MacOSX_X86_64 LibreOffice_project/8a35821d8636a03b8bf4e15b48f59794652c68ba</meta:generator>
  </office:meta>
</office:document-meta>
</file>